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mily-generic="swiss"/>
    <style:font-face style:name="Lucida Sans1" svg:font-family="'Lucida Sans'" style:font-family-generic="swiss"/>
    <style:font-face style:name="Helvetica" svg:font-family="Helvetic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elvetica2"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aptanmış" style:list-style-name="WWNum2">
      <style:paragraph-properties style:line-height-at-least="0.3335in"/>
    </style:style>
    <style:style style:name="P2" style:family="paragraph" style:parent-style-name="Saptanmış" style:list-style-name="WWNum3">
      <style:paragraph-properties style:line-height-at-least="0.3335in"/>
    </style:style>
    <style:style style:name="P3" style:family="paragraph" style:parent-style-name="Saptanmış" style:master-page-name="Standard">
      <style:paragraph-properties fo:margin-top="0in" fo:margin-bottom="0.3335in" style:line-height-at-least="0.6665in" fo:text-align="start" style:justify-single-word="false" style:page-number="auto"/>
    </style:style>
    <style:style style:name="P4" style:family="paragraph" style:parent-style-name="Saptanmış">
      <style:paragraph-properties fo:margin-top="0in" fo:margin-bottom="0.222in" style:line-height-at-least="0.3335in" fo:text-align="start" style:justify-single-word="false"/>
    </style:style>
    <style:style style:name="T1" style:family="text">
      <style:text-properties fo:color="#616161" style:font-name="Helvetica" fo:font-size="45pt" fo:language="en" fo:country="US" style:font-size-asian="45pt" style:font-size-complex="45pt"/>
    </style:style>
    <style:style style:name="T2" style:family="text">
      <style:text-properties fo:color="#616161" style:font-name="Helvetica" fo:font-size="45pt" style:font-name-asian="Helvetica2" style:font-size-asian="45pt" style:font-name-complex="Helvetica2" style:font-size-complex="45pt"/>
    </style:style>
    <style:style style:name="T3" style:family="text">
      <style:text-properties fo:color="#616161" style:font-name="Helvetica" fo:font-size="14pt" style:font-size-asian="14pt" style:font-size-complex="14pt"/>
    </style:style>
    <style:style style:name="T4" style:family="text">
      <style:text-properties fo:color="#616161" style:font-name="Helvetica" fo:font-size="14pt" fo:language="en" fo:country="US" style:font-size-asian="14pt" style:font-size-complex="14pt"/>
    </style:style>
    <style:style style:name="T5" style:family="text">
      <style:text-properties fo:color="#616161" style:font-name="Helvetica" fo:font-size="14pt" fo:language="en" fo:country="US" fo:font-weight="bold" style:font-size-asian="14pt" style:font-weight-asian="bold" style:font-size-complex="14pt" style:font-weight-complex="bold"/>
    </style:style>
    <style:style style:name="T6" style:family="text">
      <style:text-properties fo:color="#616161" style:font-name="Helvetica" fo:font-size="14pt" style:font-name-asian="Helvetica2" style:font-size-asian="14pt" style:font-name-complex="Helvetica2" style:font-size-complex="14pt"/>
    </style:style>
    <style:style style:name="T7" style:family="text">
      <style:text-properties fo:color="#616161" style:font-name="Helvetica" fo:font-size="14pt" fo:font-weight="normal" style:font-name-asian="Helvetica2" style:font-size-asian="14pt" style:font-weight-asian="normal" style:font-name-complex="Helvetica2" style:font-size-complex="14pt" style:font-weight-complex="normal"/>
    </style:style>
    <style:style style:name="T8" style:family="text">
      <style:text-properties fo:color="#616161" style:font-name="Helvetica" fo:font-size="14pt" style:text-underline-style="none" style:font-name-asian="Helvetica2" style:font-size-asian="14pt" style:font-name-complex="Helvetica2" style:font-size-complex="14pt"/>
    </style:style>
    <style:style style:name="T9" style:family="text">
      <style:text-properties fo:color="#0000ff" style:font-name="Helvetica" fo:font-size="14pt" fo:language="en" fo:country="US" style:text-underline-style="solid" style:text-underline-width="auto" style:text-underline-color="#000000" style:font-size-asian="14pt" style:font-size-complex="14pt"/>
    </style:style>
    <style:style style:name="T10" style:family="text">
      <style:text-properties fo:color="#448aff" style:font-name="Helvetica" fo:font-size="14pt" style:text-underline-style="solid" style:text-underline-width="auto" style:text-underline-color="#000000" style:font-name-asian="Helvetica2" style:font-size-asian="14pt" style:font-name-complex="Helvetica2"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Bookmark"/><text:span text:style-name="T1">Privacy Policy</text:span></text:p>
      <text:p text:style-name="P4"><text:span text:style-name="T4">Yidsoft Mobile built the app as a Free app. This SERVICE is provided by Yidsoft Mobile at no cost and is intended for use as is.</text:span></text:p>
      <text:p text:style-name="P4"><text:span text:style-name="T4">This page is used to inform visitors regarding our policies with the collection, use, and disclosure of Personal Information if anyone decided to use our Service.</text:span></text:p>
      <text:p text:style-name="P4"><text:span text:style-name="T4">If you choose to use our Service, then you agree to the collection and use of information in relation to this policy. The Personal Information that we collect is used for providing and improving the Service. We will not use or share your information with anyone except as described in this Privacy Policy.</text:span></text:p>
      <text:p text:style-name="P4"><text:span text:style-name="T4">The terms used in this Privacy Policy have the same meanings as in our Terms and Conditions, which is accessible at unless otherwise defined in this Privacy Policy.</text:span></text:p>
      <text:p text:style-name="P4"><text:span text:style-name="T5">Information Collection and Use</text:span></text:p>
      <text:p text:style-name="P4"><text:span text:style-name="T4">For a better experience, while using our Service, we may require you to provide us with certain personally identifiable information. The information that we request will be retained by us and used as described in this privacy policy.</text:span></text:p>
      <text:p text:style-name="P4"><text:span text:style-name="T4">The app does use third party services that may collect information used to identify you.</text:span></text:p>
      <text:p text:style-name="P4"><text:span text:style-name="T4">Link to privacy policy of third party service providers used by the app</text:span></text:p>
      <text:list xml:id="list6694624200053208409" text:style-name="WWNum2">
        <text:list-item>
          <text:p text:style-name="P1"><text:soft-page-break/><text:a xlink:type="simple" xlink:href="https://support.google.com/admob/answer/6128543?hl=en" text:style-name="Internet_20_link" text:visited-style-name="Visited_20_Internet_20_Link"><text:span text:style-name="Hyperlink.0"><text:span text:style-name="T9">AdMob</text:span></text:span></text:a></text:p>
        </text:list-item>
      </text:list>
      <text:p text:style-name="P4"><text:span text:style-name="T5">Log Data</text:span></text:p>
      <text:p text:style-name="P4"><text:span text:style-name="T4">We want to inform you that whenever you use our Service, in a case of an error in the app we collect data and information (through third party products) on your phone called Log Data. This Log Data may include information such as your device Internet Protocol (“IP”) address, device name, operating system version, the configuration of the app when utilizing our Service, the time and date of your use of the Service, and other statistics.</text:span></text:p>
      <text:p text:style-name="P4"><text:span text:style-name="T5">Cookies</text:span></text:p>
      <text:p text:style-name="P4"><text:span text:style-name="T4">Cookies are files with a small amount of data that are commonly used as anonymous unique identifiers. These are sent to your browser from the websites that you visit and are stored on your device's internal memory.</text:span></text:p>
      <text:p text:style-name="P4"><text:span text:style-name="T4">This Service does not use these “cookies” explicitly. However, the app may use third party code and libraries that use “cookies” to collect information and improve their services. You have the option to either accept or refuse these cookies and know when a cookie is being sent to your device. If you choose to refuse our cookies, you may not be able to use some portions of this Service.</text:span></text:p>
      <text:p text:style-name="P4"><text:span text:style-name="T5">Service Providers</text:span></text:p>
      <text:p text:style-name="P4"><text:span text:style-name="T4">We may employ third-party companies and individuals due to the following reasons:</text:span></text:p>
      <text:list xml:id="list1922121359904304730" text:style-name="WWNum3">
        <text:list-item>
          <text:p text:style-name="P2"><text:span text:style-name="T4">To facilitate our Service;</text:span></text:p>
        </text:list-item>
        <text:list-item>
          <text:p text:style-name="P2"><text:span text:style-name="T4">To provide the Service on our behalf;</text:span></text:p>
        </text:list-item>
        <text:list-item>
          <text:p text:style-name="P2"><text:soft-page-break/><text:span text:style-name="T4">To perform Service-related services; or</text:span></text:p>
        </text:list-item>
        <text:list-item>
          <text:p text:style-name="P2"><text:span text:style-name="T4">To assist us in analyzing how our Service is used.</text:span></text:p>
        </text:list-item>
      </text:list>
      <text:p text:style-name="P4"><text:span text:style-name="T4">We want to inform users of this Service that these third parties have access to your Personal Information. The reason is to perform the tasks assigned to them on our behalf. However, they are obligated not to disclose or use the information for any other purpose.</text:span></text:p>
      <text:p text:style-name="P4"><text:span text:style-name="T5">Security</text:span></text:p>
      <text:p text:style-name="P4"><text:span text:style-name="T4">We value your trust in providing us your Personal Information, thus we are striving to use commercially acceptable means of protecting it. But remember that no method of transmission over the internet, or method of electronic storage is 100% secure and reliable, and we cannot guarantee its absolute security.</text:span></text:p>
      <text:p text:style-name="P4"><text:span text:style-name="T5">Links to Other Sites</text:span></text:p>
      <text:p text:style-name="P4"><text:span text:style-name="T4">This Service may contain links to other sites. If you click on a third-party link, you will be directed to that site. Note that these external sites are not operated by us. Therefore, we strongly advise you to review the Privacy Policy of these websites. We have no control over and assume no responsibility for the content, privacy policies, or practices of any third-party sites or services.</text:span></text:p>
      <text:p text:style-name="P4"><text:span text:style-name="T5">Children’s Privacy</text:span></text:p>
      <text:p text:style-name="P4"><text:span text:style-name="T4">These Services do not address anyone under the age of 13. We do not knowingly collect personally identifiable information from children under 13. In the case we discover that a child under 13 has provided us with personal information, we immediately delete this from our servers. If you are a parent or guardian and you are aware that your child has provided </text:span><text:soft-page-break/><text:span text:style-name="T4">us with personal information, please contact us so that we will be able to do necessary actions.</text:span></text:p>
      <text:p text:style-name="P4"><text:span text:style-name="T5">Changes to This Privacy Policy</text:span></text:p>
      <text:p text:style-name="P4"><text:span text:style-name="T4">We may update our Privacy Policy from time to time. Thus, you are advised to review this page periodically for any changes. We will notify you of any changes by posting the new Privacy Policy on this page. These changes are effective immediately after they are posted on this page.</text:span></text:p>
      <text:p text:style-name="P4"><text:span text:style-name="T5">Contact Us</text:span></text:p>
      <text:p text:style-name="P4"><text:span text:style-name="T4">If you have any questions or suggestions about our Privacy Policy, do not hesitate to contact us at</text:span><text:bookmark-end text:name="Bookmark"/><text:span text:style-name="T3"> yidsoftmobile@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mily-generic="swiss"/>
    <style:font-face style:name="Lucida Sans1" svg:font-family="'Lucida Sans'" style:font-family-generic="swiss"/>
    <style:font-face style:name="Helvetica" svg:font-family="Helvetic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elvetica2"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Title"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aşlık_20_ve_20_Altlık" style:display-name="Başlık ve Altlık"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2638in"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Saptanmış"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fo:color="#0000ff" style:text-underline-style="solid" style:text-underline-width="auto" style:text-underline-color="#000000"/>
    </style:style>
    <style:style style:name="ListLabel_20_1" style:display-name="ListLabel 1" style:family="text">
      <style:text-properties fo:font-variant="normal" fo:text-transform="none" fo:color="#448aff" style:text-outline="false" style:text-line-through-style="none" style:text-position="0% 100%" fo:letter-spacing="normal" fo:font-style="normal" fo:font-weight="normal" style:letter-kerning="true" style:font-name-asian="Helvetica2" style:font-style-asian="normal" style:font-weight-asian="normal" style:font-name-complex="Helvetica2" style:font-style-complex="normal" style:font-weight-complex="normal"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3472in" fo:margin-left="0.5in"/>
        </style:list-level-properties>
        <style:text-properties style:font-name="Helvetica1"/>
      </text:list-level-style-bullet>
      <text:list-level-style-bullet text:level="2" text:style-name="ListLabel_20_1" style:num-suffix="•" text:bullet-char="•">
        <style:list-level-properties text:list-level-position-and-space-mode="label-alignment">
          <style:list-level-label-alignment text:label-followed-by="listtab" fo:text-indent="-0.3472in" fo:margin-left="0.6528in"/>
        </style:list-level-properties>
        <style:text-properties style:font-name="Helvetica1"/>
      </text:list-level-style-bullet>
      <text:list-level-style-bullet text:level="3" text:style-name="ListLabel_20_1" style:num-suffix="•" text:bullet-char="•">
        <style:list-level-properties text:list-level-position-and-space-mode="label-alignment">
          <style:list-level-label-alignment text:label-followed-by="listtab" fo:text-indent="-0.3472in" fo:margin-left="0.8055in"/>
        </style:list-level-properties>
        <style:text-properties style:font-name="Helvetica1"/>
      </text:list-level-style-bullet>
      <text:list-level-style-bullet text:level="4" text:style-name="ListLabel_20_1" style:num-suffix="•" text:bullet-char="•">
        <style:list-level-properties text:list-level-position-and-space-mode="label-alignment">
          <style:list-level-label-alignment text:label-followed-by="listtab" fo:text-indent="-0.3472in" fo:margin-left="0.9583in"/>
        </style:list-level-properties>
        <style:text-properties style:font-name="Helvetica1"/>
      </text:list-level-style-bullet>
      <text:list-level-style-bullet text:level="5" text:style-name="ListLabel_20_1" style:num-suffix="•" text:bullet-char="•">
        <style:list-level-properties text:list-level-position-and-space-mode="label-alignment">
          <style:list-level-label-alignment text:label-followed-by="listtab" fo:text-indent="-0.3472in" fo:margin-left="1.111in"/>
        </style:list-level-properties>
        <style:text-properties style:font-name="Helvetica1"/>
      </text:list-level-style-bullet>
      <text:list-level-style-bullet text:level="6" text:style-name="ListLabel_20_1" style:num-suffix="•" text:bullet-char="•">
        <style:list-level-properties text:list-level-position-and-space-mode="label-alignment">
          <style:list-level-label-alignment text:label-followed-by="listtab" fo:text-indent="-0.3472in" fo:margin-left="1.2638in"/>
        </style:list-level-properties>
        <style:text-properties style:font-name="Helvetica1"/>
      </text:list-level-style-bullet>
      <text:list-level-style-bullet text:level="7" text:style-name="ListLabel_20_1" style:num-suffix="•" text:bullet-char="•">
        <style:list-level-properties text:list-level-position-and-space-mode="label-alignment">
          <style:list-level-label-alignment text:label-followed-by="listtab" fo:text-indent="-0.3472in" fo:margin-left="1.4165in"/>
        </style:list-level-properties>
        <style:text-properties style:font-name="Helvetica1"/>
      </text:list-level-style-bullet>
      <text:list-level-style-bullet text:level="8" text:style-name="ListLabel_20_1" style:num-suffix="•" text:bullet-char="•">
        <style:list-level-properties text:list-level-position-and-space-mode="label-alignment">
          <style:list-level-label-alignment text:label-followed-by="listtab" fo:text-indent="-0.3472in" fo:margin-left="1.5693in"/>
        </style:list-level-properties>
        <style:text-properties style:font-name="Helvetica1"/>
      </text:list-level-style-bullet>
      <text:list-level-style-bullet text:level="9" text:style-name="ListLabel_20_1" style:num-suffix="•" text:bullet-char="•">
        <style:list-level-properties text:list-level-position-and-space-mode="label-alignment">
          <style:list-level-label-alignment text:label-followed-by="listtab" fo:text-indent="-0.3472in" fo:margin-left="1.722in"/>
        </style:list-level-properties>
        <style:text-properties style:font-name="Helvetic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3472in" fo:margin-left="0.5in"/>
        </style:list-level-properties>
        <style:text-properties style:font-name="Helvetica1"/>
      </text:list-level-style-bullet>
      <text:list-level-style-bullet text:level="2" text:style-name="ListLabel_20_1" style:num-suffix="•" text:bullet-char="•">
        <style:list-level-properties text:list-level-position-and-space-mode="label-alignment">
          <style:list-level-label-alignment text:label-followed-by="listtab" fo:text-indent="-0.3472in" fo:margin-left="0.6528in"/>
        </style:list-level-properties>
        <style:text-properties style:font-name="Helvetica1"/>
      </text:list-level-style-bullet>
      <text:list-level-style-bullet text:level="3" text:style-name="ListLabel_20_1" style:num-suffix="•" text:bullet-char="•">
        <style:list-level-properties text:list-level-position-and-space-mode="label-alignment">
          <style:list-level-label-alignment text:label-followed-by="listtab" fo:text-indent="-0.3472in" fo:margin-left="0.8055in"/>
        </style:list-level-properties>
        <style:text-properties style:font-name="Helvetica1"/>
      </text:list-level-style-bullet>
      <text:list-level-style-bullet text:level="4" text:style-name="ListLabel_20_1" style:num-suffix="•" text:bullet-char="•">
        <style:list-level-properties text:list-level-position-and-space-mode="label-alignment">
          <style:list-level-label-alignment text:label-followed-by="listtab" fo:text-indent="-0.3472in" fo:margin-left="0.9583in"/>
        </style:list-level-properties>
        <style:text-properties style:font-name="Helvetica1"/>
      </text:list-level-style-bullet>
      <text:list-level-style-bullet text:level="5" text:style-name="ListLabel_20_1" style:num-suffix="•" text:bullet-char="•">
        <style:list-level-properties text:list-level-position-and-space-mode="label-alignment">
          <style:list-level-label-alignment text:label-followed-by="listtab" fo:text-indent="-0.3472in" fo:margin-left="1.111in"/>
        </style:list-level-properties>
        <style:text-properties style:font-name="Helvetica1"/>
      </text:list-level-style-bullet>
      <text:list-level-style-bullet text:level="6" text:style-name="ListLabel_20_1" style:num-suffix="•" text:bullet-char="•">
        <style:list-level-properties text:list-level-position-and-space-mode="label-alignment">
          <style:list-level-label-alignment text:label-followed-by="listtab" fo:text-indent="-0.3472in" fo:margin-left="1.2638in"/>
        </style:list-level-properties>
        <style:text-properties style:font-name="Helvetica1"/>
      </text:list-level-style-bullet>
      <text:list-level-style-bullet text:level="7" text:style-name="ListLabel_20_1" style:num-suffix="•" text:bullet-char="•">
        <style:list-level-properties text:list-level-position-and-space-mode="label-alignment">
          <style:list-level-label-alignment text:label-followed-by="listtab" fo:text-indent="-0.3472in" fo:margin-left="1.4165in"/>
        </style:list-level-properties>
        <style:text-properties style:font-name="Helvetica1"/>
      </text:list-level-style-bullet>
      <text:list-level-style-bullet text:level="8" text:style-name="ListLabel_20_1" style:num-suffix="•" text:bullet-char="•">
        <style:list-level-properties text:list-level-position-and-space-mode="label-alignment">
          <style:list-level-label-alignment text:label-followed-by="listtab" fo:text-indent="-0.3472in" fo:margin-left="1.5693in"/>
        </style:list-level-properties>
        <style:text-properties style:font-name="Helvetica1"/>
      </text:list-level-style-bullet>
      <text:list-level-style-bullet text:level="9" text:style-name="ListLabel_20_1" style:num-suffix="•" text:bullet-char="•">
        <style:list-level-properties text:list-level-position-and-space-mode="label-alignment">
          <style:list-level-label-alignment text:label-followed-by="listtab" fo:text-indent="-0.3472in" fo:margin-left="1.722in"/>
        </style:list-level-properties>
        <style:text-properties style:font-name="Helvetic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3472in" fo:margin-left="0.5in"/>
        </style:list-level-properties>
        <style:text-properties style:font-name="Helvetica1"/>
      </text:list-level-style-bullet>
      <text:list-level-style-bullet text:level="2" text:style-name="ListLabel_20_1" style:num-suffix="•" text:bullet-char="•">
        <style:list-level-properties text:list-level-position-and-space-mode="label-alignment">
          <style:list-level-label-alignment text:label-followed-by="listtab" fo:text-indent="-0.3472in" fo:margin-left="0.6528in"/>
        </style:list-level-properties>
        <style:text-properties style:font-name="Helvetica1"/>
      </text:list-level-style-bullet>
      <text:list-level-style-bullet text:level="3" text:style-name="ListLabel_20_1" style:num-suffix="•" text:bullet-char="•">
        <style:list-level-properties text:list-level-position-and-space-mode="label-alignment">
          <style:list-level-label-alignment text:label-followed-by="listtab" fo:text-indent="-0.3472in" fo:margin-left="0.8055in"/>
        </style:list-level-properties>
        <style:text-properties style:font-name="Helvetica1"/>
      </text:list-level-style-bullet>
      <text:list-level-style-bullet text:level="4" text:style-name="ListLabel_20_1" style:num-suffix="•" text:bullet-char="•">
        <style:list-level-properties text:list-level-position-and-space-mode="label-alignment">
          <style:list-level-label-alignment text:label-followed-by="listtab" fo:text-indent="-0.3472in" fo:margin-left="0.9583in"/>
        </style:list-level-properties>
        <style:text-properties style:font-name="Helvetica1"/>
      </text:list-level-style-bullet>
      <text:list-level-style-bullet text:level="5" text:style-name="ListLabel_20_1" style:num-suffix="•" text:bullet-char="•">
        <style:list-level-properties text:list-level-position-and-space-mode="label-alignment">
          <style:list-level-label-alignment text:label-followed-by="listtab" fo:text-indent="-0.3472in" fo:margin-left="1.111in"/>
        </style:list-level-properties>
        <style:text-properties style:font-name="Helvetica1"/>
      </text:list-level-style-bullet>
      <text:list-level-style-bullet text:level="6" text:style-name="ListLabel_20_1" style:num-suffix="•" text:bullet-char="•">
        <style:list-level-properties text:list-level-position-and-space-mode="label-alignment">
          <style:list-level-label-alignment text:label-followed-by="listtab" fo:text-indent="-0.3472in" fo:margin-left="1.2638in"/>
        </style:list-level-properties>
        <style:text-properties style:font-name="Helvetica1"/>
      </text:list-level-style-bullet>
      <text:list-level-style-bullet text:level="7" text:style-name="ListLabel_20_1" style:num-suffix="•" text:bullet-char="•">
        <style:list-level-properties text:list-level-position-and-space-mode="label-alignment">
          <style:list-level-label-alignment text:label-followed-by="listtab" fo:text-indent="-0.3472in" fo:margin-left="1.4165in"/>
        </style:list-level-properties>
        <style:text-properties style:font-name="Helvetica1"/>
      </text:list-level-style-bullet>
      <text:list-level-style-bullet text:level="8" text:style-name="ListLabel_20_1" style:num-suffix="•" text:bullet-char="•">
        <style:list-level-properties text:list-level-position-and-space-mode="label-alignment">
          <style:list-level-label-alignment text:label-followed-by="listtab" fo:text-indent="-0.3472in" fo:margin-left="1.5693in"/>
        </style:list-level-properties>
        <style:text-properties style:font-name="Helvetica1"/>
      </text:list-level-style-bullet>
      <text:list-level-style-bullet text:level="9" text:style-name="ListLabel_20_1" style:num-suffix="•" text:bullet-char="•">
        <style:list-level-properties text:list-level-position-and-space-mode="label-alignment">
          <style:list-level-label-alignment text:label-followed-by="listtab" fo:text-indent="-0.3472in" fo:margin-left="1.722in"/>
        </style:list-level-properties>
        <style:text-properties style:font-name="Helvetic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in" fo:margin-bottom="0.5in" fo:margin-left="1in" fo:margin-right="1in" style:writing-mode="lr-tb" style:layout-grid-color="#c0c0c0" style:layout-grid-lines="284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Başlık_20_ve_20_Altlık"/>
      </style:header>
      <style:footer>
        <text:p text:style-name="Başlık_20_ve_20_Altlık"/>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32" meta:word-count="760" meta:character-count="4421"/>
    <dc:date>2020-11-11T00:27:21.98</dc:date>
    <dc:creator>ELKBAKIM ENERJISA_URETIM</dc:creator>
    <meta:generator>OpenOffice/4.1.7$Win32 OpenOffice.org_project/417m1$Build-9800</meta:generator>
  </office:meta>
</office:document-meta>
</file>